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9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9" style:family="table-cell" style:parent-style-name="Default">
      <style:text-properties fo:color="#000000" style:font-name="Liberation Mono" fo:font-weight="bold" style:font-weight-asian="bold" style:font-weight-complex="bold"/>
    </style:style>
    <style:style style:name="ce10" style:family="table-cell" style:parent-style-name="Default">
      <style:text-properties fo:color="#000000" style:font-name="Liberation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11" style:family="table-cell" style:parent-style-name="Default">
      <style:text-properties fo:color="#000000" style:font-name="Liberation Mono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font-name="Liberation Mono"/>
    </style:style>
    <style:style style:name="T1" style:family="text">
      <style:text-properties fo:color="#a31515" style:font-name="Cascadia Mono" fo:font-size="9.5pt" style:font-name-asian="Cascadia Mono" style:font-name-complex="Cascadia Mono" style:font-size-asian="9.5pt" style:font-size-complex="9.5pt"/>
    </style:style>
    <style:style style:name="T2" style:family="text">
      <style:text-properties fo:color="#a31515" style:font-name="Cascadia Mono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scadia Mono" style:font-name-complex="Cascadia Mono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a31515" style:font-name="Cascadia Mono" fo:font-size="9.5pt" fo:font-weight="normal" style:text-underline-style="none" style:text-underline-color="font-color" style:text-line-through-type="none" fo:font-style="normal" style:text-outline="false" fo:text-shadow="none" style:text-line-through-mode="continuous" style:font-name-asian="Cascadia Mono" style:font-name-complex="Cascadia Mono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le</text:p>
          </table:table-cell>
          <table:table-cell table:style-name="ce9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DS_MAIN_ERROR_SETTINGS_INIT_TITLE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Failed to initialize settings</text:p>
          </table:table-cell>
        </table:table-row>
        <table:table-row table:style-name="ro1">
          <table:table-cell office:value-type="string" calcext:value-type="string">
            <text:p>IDS_MAIN_ERROR_SETTINGS_INIT_TEXT</text:p>
          </table:table-cell>
          <table:table-cell office:value-type="string" calcext:value-type="string">
            <text:p>WinMain.cpp</text:p>
          </table:table-cell>
          <table:table-cell table:style-name="ce11" office:value-type="string" calcext:value-type="string">
            <text:p>Critical error while initializing WinMute</text:p>
          </table:table-cell>
        </table:table-row>
        <table:table-row table:style-name="ro1">
          <table:table-cell office:value-type="string" calcext:value-type="string">
            <text:p>IDS_MAIN_ERROR_WINMUTE_ALREADY_RUNNING_TITLE</text:p>
          </table:table-cell>
          <table:table-cell office:value-type="string" calcext:value-type="string">
            <text:p>WinMain.cpp</text:p>
          </table:table-cell>
          <table:table-cell table:style-name="ce12" office:value-type="string" calcext:value-type="string">
            <text:p>WinMute is already running</text:p>
          </table:table-cell>
        </table:table-row>
        <table:table-row table:style-name="ro1">
          <table:table-cell office:value-type="string" calcext:value-type="string">
            <text:p>IDS_MAIN_ERROR_WINMUTE_ALREADY_RUNNING_TEXT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Please look for a white speaker icon in your Windows taskbar notification area.</text:p>
          </table:table-cell>
        </table:table-row>
        <table:table-row table:style-name="ro1">
          <table:table-cell office:value-type="string" calcext:value-type="string">
            <text:p>IDS_MAIN_ERROR_INIT_WINMUTE_TITLE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Failed to start WinMute.</text:p>
          </table:table-cell>
        </table:table-row>
        <table:table-row table:style-name="ro1">
          <table:table-cell office:value-type="string" calcext:value-type="string">
            <text:p>IDS_MAIN_ERROR_INIT_WINMUTE_TEXT</text:p>
          </table:table-cell>
          <table:table-cell office:value-type="string" calcext:value-type="string">
            <text:p>WinMain.cpp</text:p>
          </table:table-cell>
          <table:table-cell table:style-name="ce12" office:value-type="string" calcext:value-type="string">
            <text:p>WinMute encountered a critical error while initializing and must shut down.</text:p>
          </table:table-cell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IDS_WM_ERROR_WINDOWS_SUPPORT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Only Windows Vista and newer is supported</text:p>
          </table:table-cell>
        </table:table-row>
        <table:table-row table:style-name="ro1">
          <table:table-cell office:value-type="string" calcext:value-type="string">
            <text:p>IDS_WM_ERROR_WINDOWS_SUPPORT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If you need support for Windows XP, please download WinMute version 1.4.2 or lower.</text:p>
          </table:table-cell>
        </table:table-row>
        <table:table-row table:style-name="ro1">
          <table:table-cell office:value-type="string" calcext:value-type="string">
            <text:p>IDS_POPUP_REMOTE_SESSION_DETECTED_TITLE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Remote Session detected</text:p>
          </table:table-cell>
        </table:table-row>
        <table:table-row table:style-name="ro1">
          <table:table-cell office:value-type="string" calcext:value-type="string">
            <text:p>IDS_POPUP_REMOTE_SESSION_DETECTED_TEXT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All audio endpoints have been muted</text:p>
          </table:table-cell>
        </table:table-row>
        <table:table-row table:style-name="ro1">
          <table:table-cell office:value-type="string" calcext:value-type="string">
            <text:p>IDS_POPUP_BLUETOOTH_MUTING_DISABLED_TITLE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Bluetooth muting disabled</text:p>
          </table:table-cell>
        </table:table-row>
        <table:table-row table:style-name="ro1">
          <table:table-cell office:value-type="string" calcext:value-type="string">
            <text:p>IDS_POPUP_BLUETOOTH_MUTING_DISABLED_TEXT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Bluetooth is not available or disabled. <text:span text:style-name="T1">Bluetooth muting will be disabled on this computer.</text:span></text:p>
          </table:table-cell>
        </table:table-row>
        <table:table-row table:style-name="ro1">
          <table:table-cell office:value-type="string" calcext:value-type="string">
            <text:p>IDS_POPUP_WLAN_MUTING_DISABL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LAN muting disabled</text:p>
          </table:table-cell>
        </table:table-row>
        <table:table-row table:style-name="ro1">
          <table:table-cell office:value-type="string" calcext:value-type="string">
            <text:p>IDS_POPUP_WLAN_MUTING_DISABLED_TEXT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WLAN is not available or disabled. WLAN muting will be disabled on this computer</text:p>
          </table:table-cell>
        </table:table-row>
        <table:table-row table:style-name="ro1">
          <table:table-cell office:value-type="string" calcext:value-type="string">
            <text:p>IDS_POPUP_QUIET_HOURS_START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inMute: Quiet hours started</text:p>
          </table:table-cell>
        </table:table-row>
        <table:table-row table:style-name="ro1">
          <table:table-cell office:value-type="string" calcext:value-type="string">
            <text:p>IDS_POPUP_QUIET_HOURS_STARTED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Your workstation audio will now be muted.</text:p>
          </table:table-cell>
        </table:table-row>
        <table:table-row table:style-name="ro1">
          <table:table-cell office:value-type="string" calcext:value-type="string">
            <text:p>IDS_POPUP_QUIET_HOURS_END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inMute: Quiet Hours ended</text:p>
          </table:table-cell>
        </table:table-row>
        <table:table-row table:style-name="ro1">
          <table:table-cell office:value-type="string" calcext:value-type="string">
            <text:p>IDS_POPUP_QUIET_HOURS_ENDED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Your workstation audio has been restored.</text:p>
          </table:table-cell>
        </table:table-row>
        <table:table-row table:style-name="ro1">
          <table:table-cell office:value-type="string" calcext:value-type="string">
            <text:p>IDS_POPUP_WORKSTATION_MUTED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Workstation muted</text:p>
          </table:table-cell>
        </table:table-row>
        <table:table-row table:style-name="ro1">
          <table:table-cell office:value-type="string" calcext:value-type="string">
            <text:p>IDS_POPUP_WLAN_NOT_ON_MUTE_LIST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LAN "{}" network is not on allowed list.</text:p>
          </table:table-cell>
        </table:table-row>
        <table:table-row table:style-name="ro1">
          <table:table-cell office:value-type="string" calcext:value-type="string">
            <text:p>IDS_POPUP_WLAN_IS_ON_MUTE_LIST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<text:span text:style-name="T2">WLAN network </text:span><text:span text:style-name="T3">"{}"</text:span> is configured for AutoMute.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.00.0000</text:date>, <text:time style:data-style-name="N2" text:time-value="20:14:31.14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9:52:17.536000000</meta:creation-date>
    <dc:date>2023-11-06T20:39:58.986000000</dc:date>
    <meta:editing-duration>PT1H11M22S</meta:editing-duration>
    <meta:editing-cycles>16</meta:editing-cycles>
    <meta:generator>LibreOffice/7.6.2.1$Windows_X86_64 LibreOffice_project/56f7684011345957bbf33a7ee678afaf4d2ba333</meta:generator>
    <meta:document-statistic meta:table-count="1" meta:cell-count="66" meta:object-count="0"/>
  </office:meta>
</office:document-meta>
</file>